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break-before="page"/>
      <style:text-properties fo:font-weight="bold" style:font-weight-asian="bold" style:font-weight-complex="bold"/>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3">
      <style:text-properties fo:font-weight="bold" style:font-weight-asian="bold" style:font-weight-complex="bold"/>
    </style:style>
    <style:style style:name="P10" style:family="paragraph" style:parent-style-name="Standard" style:list-style-name="L4">
      <style:text-properties fo:font-weight="bold" style:font-weight-asian="bold" style:font-weight-complex="bold"/>
    </style:style>
    <style:style style:name="P11" style:family="paragraph" style:parent-style-name="Standard" style:list-style-name="L3">
      <style:text-properties fo:font-style="normal" fo:font-weight="normal" style:font-style-asian="normal" style:font-weight-asian="normal" style:font-style-complex="normal" style:font-weight-complex="normal"/>
    </style:style>
    <style:style style:name="P12" style:family="paragraph" style:parent-style-name="Standard" style:list-style-name="L4">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lvant Industries GPIBUSB</text:p>
      <text:p text:style-name="Standard"/>
      <text:p text:style-name="Standard"/>
      <text:p text:style-name="Standard">Thanks for purchasing our USB-to-GPIB adapter! This hardware is released as open source hardware. This means you can find all the source files online at github.com/Galvant where you are free to download them to share, use, change, or anything else you like!</text:p>
      <text:p text:style-name="Standard"/>
      <text:p text:style-name="Standard">By purchasing this adapter, you are supporting open source hardware and the development of future OSHW products. And with that, we thank you.</text:p>
      <text:p text:style-name="Standard"/>
      <text:p text:style-name="Standard"><text:s/>The specific licence that all the source is released under is the Creative Commons 3.0 Attribution ShareAlike licence. More details can be found accompanying the source files on Github.</text:p>
      <text:p text:style-name="Standard"/>
      <text:p text:style-name="Standard"/>
      <text:p text:style-name="P1">Warning!</text:p>
      <text:list xml:id="list35741594" text:style-name="L1">
        <text:list-item>
          <text:p text:style-name="P7">This device contains lead (Pb) in all solder joints. Be sure to wash your hands after handling so you do not ingest any residue on your hands.</text:p>
        </text:list-item>
        <text:list-item>
          <text:p text:style-name="P7">This adapter has only been tested at room temperatures, at standard humidity levels. As such, there is no guaranteed operation outside of these conditions.</text:p>
        </text:list-item>
        <text:list-item>
          <text:p text:style-name="P7">This product contains ESD sensitive devices. Refrain from touching any of the surface mount components soldered to the board, unless you are taking proper ESD safety precautions.</text:p>
        </text:list-item>
      </text:list>
      <text:p text:style-name="P1"/>
      <text:p text:style-name="P1"/>
      <text:p text:style-name="P1">Additional Resources</text:p>
      <text:p text:style-name="P3"/>
      <text:p text:style-name="P3">You can find lots of instrument communication code at github.com/Galvant/InstrumentKit where basic classes for several instruments have already been written.</text:p>
      <text:p text:style-name="P3"/>
      <text:p text:style-name="P3">Some addional documentation, including the full set of internal adapter commands, can be found at github.com/Galvant/gpibusb-documentation.</text:p>
      <text:p text:style-name="P3"/>
      <text:p text:style-name="P3"/>
      <text:p text:style-name="P1"><text:line-break/>Contact Information</text:p>
      <text:p text:style-name="P3"/>
      <text:p text:style-name="P3">If you have any questions, comments, or concerns please send an email to contact@galvant.ca </text:p>
      <text:p text:style-name="P3"/>
      <text:p text:style-name="P3">Visit our website at galvant.ca, follow us on twitter @Galvant_Ind, and watch Steven's YouTube channel for development of new products! youtube.com/user/stevencasagrande</text:p>
      <text:p text:style-name="P3"/>
      <text:p text:style-name="P3">If you find any bugs, develop any firmware changes, or have any suggestions, be sure to send us an email! We'll see about including your suggestions in the github repositories for everyone else to use!</text:p>
      <text:p text:style-name="P6">Quickstart – Windows</text:p>
      <text:list xml:id="list35723930" text:style-name="L2">
        <text:list-item>
          <text:p text:style-name="P8">Plug adapter into free USB port. Windows 7 will automatically download the required drivers. If your version of Windows does not automatically download the drivers, visit ftdichip.com/FTDrivers.htm and download and install the “Virtual COM Port” driver.</text:p>
        </text:list-item>
        <text:list-item>
          <text:p text:style-name="P8">Find which COM port your adapter is. You can find this information in the Windows device manager (right click Computer -&gt; Properties -&gt; Device Manager). Look for the entry with FTDI in the name.</text:p>
        </text:list-item>
        <text:list-item>
          <text:p text:style-name="P8">Download a serial terminal client such as Termite (compuphase.com/software_termite.htm)</text:p>
        </text:list-item>
        <text:list-item>
          <text:p text:style-name="P8">Follow communication steps below.</text:p>
        </text:list-item>
      </text:list>
      <text:p text:style-name="P3"/>
      <text:p text:style-name="P1">Quickstart – Linux</text:p>
      <text:list xml:id="list35734998" text:style-name="L3">
        <text:list-item>
          <text:p text:style-name="P9"><text:span text:style-name="T1">Make sure you are running a version 2.6 or greater Linux kernel. To check this type </text:span><text:span text:style-name="T2">uname -a</text:span><text:span text:style-name="T3"> into the terminal. Most modern Linux distributions will already be using 2.6 or greater. However, some early 2.6 kernels have a bug in the included FTDI driver where it will not communicate with devices faster than 115200 baud. It is highly recommended that you upgrade to the latest kernel to ensure operation.</text:span></text:p>
        </text:list-item>
        <text:list-item>
          <text:p text:style-name="P9"><text:span text:style-name="T3">Add your user to the </text:span><text:span text:style-name="T2">dialout</text:span><text:span text:style-name="T3"> usergroup. Type </text:span><text:span text:style-name="T2">usermod -a -G dialout name</text:span><text:span text:style-name="T3"> where you replace name with your username. Restart computer to make sure this takes effect. This ensures that your account can read and write to serial ports.</text:span></text:p>
        </text:list-item>
        <text:list-item>
          <text:p text:style-name="P9"><text:span text:style-name="T3">Plug adapter into a free USB port, and find what the port name is. Most of the time it will be /dev/ttyUSB0. To find this, type </text:span><text:span text:style-name="T2">ls /dev | grep ttyUSB </text:span><text:span text:style-name="T3">into the terminal.</text:span></text:p>
        </text:list-item>
        <text:list-item>
          <text:p text:style-name="P11">Use a serial terminal program to connect to the adapter. Some examples include Putty and Minicom.</text:p>
        </text:list-item>
        <text:list-item>
          <text:p text:style-name="P11">Follow communication steps below.</text:p>
        </text:list-item>
      </text:list>
      <text:p text:style-name="P4"/>
      <text:p text:style-name="P5">Communication</text:p>
      <text:list xml:id="list35723755" text:style-name="L4">
        <text:list-item>
          <text:p text:style-name="P12">Set your program to 460800 baud and termination to CR. If you are not able to set the termination character, be sure to add a CR (carriage return, \r) to all communications.</text:p>
        </text:list-item>
        <text:list-item>
          <text:p text:style-name="P12">Connect GPIBUSB to instrument(s). Hit reset button on adapter. This ensures that the adapter has correctly taken control of the attached instrument(s).</text:p>
        </text:list-item>
        <text:list-item>
          <text:p text:style-name="P10"><text:span text:style-name="T3">Use the command +test (with a CR at the end) to check that everything is working. If the adapter responds with </text:span><text:span text:style-name="T2">testing\n\r</text:span><text:span text:style-name="T3"> then everything has been setup, and you are connected to the instrument(s).</text:span></text:p>
        </text:list-item>
        <text:list-item>
          <text:p text:style-name="P10"><text:span text:style-name="T3">Set your target instrument by sending </text:span><text:span text:style-name="T2">+a:1</text:span><text:span text:style-name="T3"> where 1 is replaced with the GPIB address of your target instrument. If automating communication in a script, it is recommended that you include a slight delay (0.02sec) between successive commands.</text:span></text:p>
        </text:list-item>
        <text:list-item>
          <text:p text:style-name="P10"><text:span text:style-name="T3">Send your command of interest. A good test on most instruments is </text:span><text:span text:style-name="T2">*idn?</text:span><text:span text:style-name="T3"> . If your command ends in a question mark, the adapter will automatically get the instrument response and write it to the computer.</text:span></text:p>
        </text:list-item>
        <text:list-item>
          <text:p text:style-name="P10"><text:span text:style-name="T3">For older instruments, your query might not end with a question mark. In this case send the command </text:span><text:span text:style-name="T2">+read</text:span><text:span text:style-name="T3"> to force the adapter to read the instrument respon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Casagrande</meta:initial-creator>
    <meta:creation-date>2012-03-31T14:13:02</meta:creation-date>
    <dc:date>2013-07-07T15:59:01.30</dc:date>
    <meta:editing-duration>PT3H40M53S</meta:editing-duration>
    <meta:editing-cycles>17</meta:editing-cycles>
    <meta:generator>LibreOffice/3.5$Windows_x86 LibreOffice_project/dc9775d-05ecbee-0851ad3-1586698-727bf66</meta:generator>
    <meta:document-statistic meta:table-count="0" meta:image-count="0" meta:object-count="0" meta:page-count="2" meta:paragraph-count="33" meta:word-count="748" meta:character-count="1975" meta:non-whitespace-character-count="3899"/>
  </office:meta>
</office:document-meta>
</file>